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E1000000E13E9BF7FE9CD7ACD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0pitch" svg:font-family="Courier10pitch" style:font-adornments="Norm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none" officeooo:paragraph-rsid="000c2bfb"/>
    </style:style>
    <style:style style:name="P2" style:family="paragraph" style:parent-style-name="Text_20_body">
      <style:text-properties style:text-underline-style="none" officeooo:rsid="00045e6c" officeooo:paragraph-rsid="00045e6c"/>
    </style:style>
    <style:style style:name="P3" style:family="paragraph" style:parent-style-name="Text_20_body">
      <style:text-properties style:text-underline-style="none" officeooo:rsid="00064e74" officeooo:paragraph-rsid="00064e74"/>
    </style:style>
    <style:style style:name="P4" style:family="paragraph" style:parent-style-name="Text_20_body">
      <style:text-properties style:text-underline-style="none" officeooo:rsid="000c2bfb" officeooo:paragraph-rsid="000c2bfb"/>
    </style:style>
    <style:style style:name="P5" style:family="paragraph" style:parent-style-name="Text_20_body">
      <style:text-properties officeooo:rsid="00064e74" officeooo:paragraph-rsid="00064e74"/>
    </style:style>
    <style:style style:name="P6" style:family="paragraph" style:parent-style-name="Text_20_body">
      <style:text-properties officeooo:rsid="00081050" officeooo:paragraph-rsid="00081050"/>
    </style:style>
    <style:style style:name="P7" style:family="paragraph" style:parent-style-name="Text_20_body">
      <style:text-properties officeooo:rsid="0009b874" officeooo:paragraph-rsid="0009b874"/>
    </style:style>
    <style:style style:name="P8" style:family="paragraph" style:parent-style-name="Text_20_body">
      <style:text-properties officeooo:rsid="000b84a6" officeooo:paragraph-rsid="000b84a6"/>
    </style:style>
    <style:style style:name="P9" style:family="paragraph" style:parent-style-name="Text_20_body">
      <style:text-properties officeooo:rsid="000c2bfb" officeooo:paragraph-rsid="000c2bfb"/>
    </style:style>
    <style:style style:name="P10" style:family="paragraph" style:parent-style-name="Heading_20_2">
      <style:text-properties style:text-underline-style="solid" style:text-underline-width="auto" style:text-underline-color="font-color" officeooo:rsid="00045e6c" officeooo:paragraph-rsid="00045e6c"/>
    </style:style>
    <style:style style:name="P11" style:family="paragraph" style:parent-style-name="Heading_20_2">
      <style:text-properties style:text-underline-style="solid" style:text-underline-width="auto" style:text-underline-color="font-color" officeooo:rsid="00064e74" officeooo:paragraph-rsid="00064e74"/>
    </style:style>
    <style:style style:name="P12" style:family="paragraph" style:parent-style-name="Heading_20_2">
      <style:text-properties style:text-underline-style="solid" style:text-underline-width="auto" style:text-underline-color="font-color" officeooo:rsid="000c2bfb" officeooo:paragraph-rsid="000c2bfb"/>
    </style:style>
    <style:style style:name="P13" style:family="paragraph" style:parent-style-name="Header">
      <style:text-properties officeooo:rsid="00011d8f" officeooo:paragraph-rsid="00011d8f"/>
    </style:style>
    <style:style style:name="P14" style:family="paragraph" style:parent-style-name="Footer">
      <style:text-properties fo:font-weight="bold" officeooo:rsid="00011d8f" officeooo:paragraph-rsid="00011d8f" style:font-weight-asian="bold" style:font-weight-complex="bold"/>
    </style:style>
    <style:style style:name="P15" style:family="paragraph" style:parent-style-name="Heading_20_1">
      <style:text-properties style:text-underline-style="solid" style:text-underline-width="auto" style:text-underline-color="font-color" officeooo:rsid="00045e6c" officeooo:paragraph-rsid="00045e6c"/>
    </style:style>
    <style:style style:name="P16" style:family="paragraph" style:parent-style-name="Heading_20_1">
      <style:text-properties style:text-underline-style="solid" style:text-underline-width="auto" style:text-underline-color="font-color" officeooo:rsid="000c2bfb" officeooo:paragraph-rsid="000c2bfb"/>
    </style:style>
    <style:style style:name="P17" style:family="paragraph" style:parent-style-name="Console">
      <style:text-properties officeooo:rsid="000c2bfb" officeooo:paragraph-rsid="000c2bfb"/>
    </style:style>
    <style:style style:name="T1" style:family="text">
      <style:text-properties fo:color="#ed1c24"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officeooo:rsid="0008105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1) Découverte de multipass</text:h>
      <text:h text:style-name="P10" text:outline-level="2">1) Qu’est ce que c’est ?</text:h>
      <text:p text:style-name="P2">Multipass est une interface dans l’invite de commande qui permet de créer et gérer des VM facilement sur tous les OS</text:p>
      <text:h text:style-name="P11" text:outline-level="2">2) Installation de multipass</text:h>
      <text:p text:style-name="P3">Pour installer multipass il suffit tout simplement de faire la commande suivante :</text:p>
      <text:p text:style-name="Console">sudo snap install multipass --beta –classic</text:p>
      <text:p text:style-name="P3">Une fois multipass installé on a quelques commandes utiles à cette interface :</text:p>
      <text:p text:style-name="P3">Voir les images disponibles :</text:p>
      <text:p text:style-name="Console">samuel@samuel-MS-7B51:~$ multipass find</text:p>
      <text:p text:style-name="Console">Image <text:s text:c="18"/>Aliases <text:s text:c="10"/>Version <text:s text:c="9"/>Description</text:p>
      <text:p text:style-name="Console">snapcraft:core <text:s text:c="9"/>core16 <text:s text:c="11"/>20191113 <text:s text:c="8"/>Snapcraft builder for Core 16</text:p>
      <text:p text:style-name="Console">snapcraft:core18 <text:s text:c="25"/>20191113 <text:s text:c="8"/>Snapcraft builder for Core 18</text:p>
      <text:p text:style-name="Console">core <text:s text:c="19"/>core16 <text:s text:c="11"/>20190806 <text:s text:c="8"/>Ubuntu Core 16</text:p>
      <text:p text:style-name="Console">core18 <text:s text:c="35"/>20190806 <text:s text:c="8"/>Ubuntu Core 18</text:p>
      <text:p text:style-name="Console">16.04 <text:s text:c="18"/>xenial <text:s text:c="11"/>20191114 <text:s text:c="8"/>Ubuntu 16.04 LTS</text:p>
      <text:p text:style-name="Console">18.04 <text:s text:c="18"/>bionic,lts <text:s text:c="7"/>20191114 <text:s text:c="8"/>Ubuntu 18.04 LTS</text:p>
      <text:p text:style-name="Console">19.04 <text:s text:c="18"/>disco <text:s text:c="12"/>20191115 <text:s text:c="8"/>Ubuntu 19.04</text:p>
      <text:p text:style-name="Console">19.10 <text:s text:c="18"/>eoan <text:s text:c="13"/>20191115 <text:s text:c="8"/>Ubuntu 19.10</text:p>
      <text:p text:style-name="Console">daily:20.04 <text:s text:c="12"/>devel,focal <text:s text:c="6"/>20191128 <text:s text:c="8"/>Ubuntu 20.04 LTS</text:p>
      <text:p text:style-name="P5"/>
      <text:p text:style-name="P5"><text:span text:style-name="T4">Créer</text:span> une VM Ubuntu :</text:p>
      <text:p text:style-name="Console">samuel@samuel-MS-7B51:~$ multipass launch --name master --cpus 1 --mem 1024M --disk 5G</text:p>
      <text:p text:style-name="Console">Launched: master</text:p>
      <text:p text:style-name="P6"/>
      <text:p text:style-name="P6">Lister les VM :</text:p>
      <text:p text:style-name="Console">samuel@samuel-MS-7B51:~$ multipass list <text:s text:c="40"/></text:p>
      <text:p text:style-name="Console">Name <text:s text:c="19"/>State <text:s text:c="12"/>IPv4 <text:s text:c="12"/>Image</text:p>
      <text:p text:style-name="Console"><text:soft-page-break/>worker2 <text:s text:c="16"/>Running <text:s text:c="10"/>10.69.131.93 <text:s text:c="4"/>Ubuntu 18.04 LTS</text:p>
      <text:p text:style-name="Console">worker1 <text:s text:c="16"/>Running <text:s text:c="10"/>10.69.131.68 <text:s text:c="4"/>Ubuntu 18.04 LTS</text:p>
      <text:p text:style-name="Console">master <text:s text:c="17"/>Running <text:s text:c="10"/>10.69.131.125 <text:s text:c="3"/>Ubuntu 18.04 LTS</text:p>
      <text:p text:style-name="P7"/>
      <text:p text:style-name="P7">Avoir des infos sur une VM :</text:p>
      <text:p text:style-name="Console">samuel@samuel-MS-7B51:~$ multipass info master </text:p>
      <text:p text:style-name="Console">Name: <text:s text:c="10"/>master</text:p>
      <text:p text:style-name="Console">State: <text:s text:c="9"/>Running</text:p>
      <text:p text:style-name="Console">IPv4: <text:s text:c="10"/>10.69.131.125</text:p>
      <text:p text:style-name="Console">Release: <text:s text:c="7"/>Ubuntu 18.04.3 LTS</text:p>
      <text:p text:style-name="Console">Image hash: <text:s text:c="4"/>0c55fded766f (Ubuntu 18.04 LTS)</text:p>
      <text:p text:style-name="Console">Load: <text:s text:c="10"/>0.00 0.00 0.00</text:p>
      <text:p text:style-name="Console">Disk usage: <text:s text:c="4"/>996.7M out of 4.7G</text:p>
      <text:p text:style-name="Console">Memory usage: <text:s text:c="2"/>72.8M out of 985.4M</text:p>
      <text:p text:style-name="P7"/>
      <text:p text:style-name="P7">Se connecter à une VM (CTRL+D pour la quitter) :</text:p>
      <text:p text:style-name="Console">samuel@samuel-MS-7B51:~$ multipass shell master </text:p>
      <text:p text:style-name="Console">Welcome to Ubuntu 18.04.3 LTS (GNU/Linux 4.15.0-70-generic x86_64)</text:p>
      <text:p text:style-name="Console"/>
      <text:p text:style-name="Console"><text:s/>* Documentation: <text:s/>https://help.ubuntu.com</text:p>
      <text:p text:style-name="Console"><text:s/>* Management: <text:s text:c="4"/>https://landscape.canonical.com</text:p>
      <text:p text:style-name="Console"><text:s/>* Support: <text:s text:c="7"/>https://ubuntu.com/advantage</text:p>
      <text:p text:style-name="Console"/>
      <text:p text:style-name="Console"><text:s text:c="2"/>System information as of Sun Dec <text:s/>1 15:59:38 CET 2019</text:p>
      <text:p text:style-name="Console"/>
      <text:p text:style-name="Console"><text:s text:c="2"/>System load: <text:s/>0.0 <text:s text:c="14"/>Processes: <text:s text:c="10"/>81</text:p>
      <text:p text:style-name="Console"><text:s text:c="2"/>Usage of /: <text:s text:c="2"/>20.8% of 4.67GB <text:s text:c="2"/>Users logged in: <text:s text:c="4"/>0</text:p>
      <text:p text:style-name="Console"><text:s text:c="2"/>Memory usage: 11% <text:s text:c="14"/>IP address for ens3: 10.69.131.125</text:p>
      <text:p text:style-name="Console"><text:s text:c="2"/>Swap usage: <text:s text:c="2"/>0%</text:p>
      <text:p text:style-name="Console"/>
      <text:p text:style-name="Console"/>
      <text:p text:style-name="Console"><text:soft-page-break/>0 packages can be updated.</text:p>
      <text:p text:style-name="Console">0 updates are security updates.</text:p>
      <text:p text:style-name="Console"/>
      <text:p text:style-name="Console"/>
      <text:p text:style-name="Console">To run a command as administrator (user "root"), use "sudo &lt;command&gt;".</text:p>
      <text:p text:style-name="Console">See "man sudo_root" for details.</text:p>
      <text:p text:style-name="Console"/>
      <text:p text:style-name="Console">multipass@master:~$ </text:p>
      <text:p text:style-name="Text_20_body"/>
      <text:p text:style-name="P8">Arrêter une VM :</text:p>
      <text:p text:style-name="Console">samuel@samuel-MS-7B51:~$ multipass stop master</text:p>
      <text:p text:style-name="Text_20_body"/>
      <text:p text:style-name="P9">Lancer une VM :</text:p>
      <text:p text:style-name="P17">samuel@samuel-MS-7B51:~$ multipass start master</text:p>
      <text:p text:style-name="P8"/>
      <text:p text:style-name="P8">Supprimer une VM :</text:p>
      <text:p text:style-name="Console">samuel@samuel-MS-7B51:~$ multipass delete coherent-iguanodon</text:p>
      <text:p text:style-name="Text_20_body"/>
      <text:p text:style-name="P8">Après l’avoir supprimée si on veut complètement s’en débarrasser on fait :</text:p>
      <text:p text:style-name="Console">samuel@samuel-MS-7B51:~$ multipass purge</text:p>
      <text:p text:style-name="Text_20_body"/>
      <text:h text:style-name="P16" text:outline-level="1">2) Découverte de Kubernetes (k3s)</text:h>
      <text:h text:style-name="P12" text:outline-level="2">1) Qu’est ce que c’est ?</text:h>
      <text:p text:style-name="P1"><text:span text:style-name="T2">Kubernetes</text:span> est un système open source qui vise à fournir une «plate-forme permettant d'automatiser le déploiement, la montée en charge et la mise en œuvre de conteneurs d'application sur des clusters de serveurs». Il fonctionne avec toute une série de technologies de conteneurisation, et est souvent utilisé avec Docker.</text:p>
      <text:p text:style-name="P1"/>
      <text:h text:style-name="P12" text:outline-level="2"><text:soft-page-break/>2) Installation de k3s</text:h>
      <text:p text:style-name="P4">Tout d’abord nous devons lancer une des 3VMs que nous avons crée :</text:p>
      <text:p text:style-name="Console">samuel@samuel-MS-7B51:~$ multipass shell master</text:p>
      <text:p text:style-name="P9">Ensuite une fois dans la VM on installe k3s :</text:p>
      <text:p text:style-name="Console">multipass@master:~$ sudo snap install --classic kubectl</text:p>
      <text:p text:style-name="Console">2019-12-01T16:27:19+01:00 INFO Waiting for restart...</text:p>
      <text:p text:style-name="Console">kubectl 1.16.3 from Canonical✓ install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10pitch" svg:font-family="Courier10pitch" style:font-adornments="Norm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sole" style:family="paragraph" style:parent-style-name="Text_20_body">
      <loext:graphic-properties draw:fill="solid" draw:fill-color="#000000"/>
      <style:paragraph-properties fo:background-color="#000000"/>
      <style:text-properties style:font-name="Courier10pitch" fo:font-family="Courier10pitch" style:font-style-name="Normal" fo:font-size="10pt" style:text-underline-style="none"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11d8f" officeooo:paragraph-rsid="00011d8f"/>
    </style:style>
    <style:style style:name="MP2" style:family="paragraph" style:parent-style-name="Footer">
      <style:text-properties fo:font-weight="bold" officeooo:rsid="00011d8f" officeooo:paragraph-rsid="00011d8f" style:font-weight-asian="bold" style:font-weight-complex="bold"/>
    </style:style>
    <style:style style:name="MT1" style:family="text">
      <style:text-properties fo:color="#ed1c24" fo:font-size="16pt" style:text-underline-style="solid" style:text-underline-width="auto" style:text-underline-color="font-color" fo:font-weight="bold" style:font-size-asian="16pt" style:font-weight-asian="bold" style:font-size-complex="16pt" style:font-weight-complex="bold"/>
    </style:style>
    <style:style style:name="MT2"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LAFORGE Samuel<text:tab/><text:span text:style-name="MT1">Rapport de Projet</text:span><text:tab/><text:span text:style-name="MT2">RT2</text:span></text:p>
        <text:p text:style-name="MP1">BAREL Loïc</text:p>
        <text:p text:style-name="MP1"><draw:frame draw:style-name="Mfr1" draw:name="Image1" text:anchor-type="paragraph" svg:x="14.136cm" svg:y="23.707cm" svg:width="2.626cm" svg:height="2.805cm" draw:z-index="3"><draw:image xlink:href="Pictures/10000201000000E1000000E13E9BF7FE9CD7ACDF.png" xlink:type="simple" xlink:show="embed" xlink:actuate="onLoad" loext:mime-type="image/x-vclgraphic"/></draw:frame>SEVERAN Thomas</text:p>
      </style:header>
      <style:footer>
        <text:p text:style-name="MP2"><text:date style:data-style-name="N37" text:date-value="2019-12-01T15:02:15.883466969" text:fixed="true">01/12/19</text:date><text:tab/>Page <text:page-number text:select-page="current">2</text:page-number>/<text:page-count>4</text:page-count><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1T14:53:36.790189644</meta:creation-date>
    <dc:date>2019-12-01T16:28:30.258268072</dc:date>
    <meta:editing-duration>PT1M39S</meta:editing-duration>
    <meta:editing-cycles>2</meta:editing-cycles>
    <meta:generator>LibreOffice/6.0.7.3$Linux_X86_64 LibreOffice_project/00m0$Build-3</meta:generator>
    <meta:document-statistic meta:table-count="0" meta:image-count="1" meta:object-count="0" meta:page-count="4" meta:paragraph-count="76" meta:word-count="482" meta:character-count="3894" meta:non-whitespace-character-count="2833"/>
  </office:meta>
</office:document-meta>
</file>